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18cm" fo:min-width="4.52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4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1cm" svg:height="6.6cm" svg:x="11.7cm" svg:y="13.9cm">
          <text:p text:style-name="P1">Sistem Informasi</text:p>
          <text:p text:style-name="P1">Penjualan Toko</text:p>
          <text:p text:style-name="P1">Bangun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cm" svg:height="2.4cm" svg:x="1.2cm" svg:y="1.1cm">
          <text:p text:style-name="P1">Pemilik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4cm" svg:height="2.7cm" svg:x="21.3cm" svg:y="1.3cm">
          <text:p text:style-name="P1">Pembeli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7cm" svg:y1="3.5cm" svg:x2="11.7cm" svg:y2="17.2cm" draw:start-shape="id1" draw:start-glue-point="2" draw:end-shape="id2" draw:end-glue-point="6" svg:d="M3700 3500v13700h8000" svg:viewBox="0 0 8001 137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Ubah Data Barang</text:p>
          <text:p text:style-name="P1">Ubah Data Suplier</text:p>
          <text:p text:style-name="P1">Ubah Data Pelanggan</text:p>
          <text:p text:style-name="P1">Mendata Pemasokan Barang</text:p>
          <text:p text:style-name="P1">Mendata penjualan barang</text:p>
          <text:p text:style-name="P1"/>
          <text:p text:style-name="P1"/>
          <text:p text:style-name="P1"/>
          <text:p text:style-name="P1"/>
        </draw:connector>
        <draw:connector draw:style-name="gr4" draw:text-style-name="P3" draw:layer="layout" svg:x1="17.761cm" svg:y1="14.866cm" svg:x2="21.3cm" svg:y2="2.65cm" draw:start-shape="id2" draw:start-glue-point="11" draw:end-shape="id3" draw:end-glue-point="3" svg:d="M17761 14866v-12216h3539" svg:viewBox="0 0 3540 12217">
          <text:p text:style-name="P1">Struk Pembelian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4" draw:text-style-name="P3" draw:layer="layout" svg:x1="12.739cm" svg:y1="14.866cm" svg:x2="6.2cm" svg:y2="2.3cm" draw:start-shape="id2" draw:start-glue-point="5" draw:end-shape="id1" draw:end-glue-point="1" svg:d="M12739 14866v-12566h-6539" svg:viewBox="0 0 6540 12567">
          <text:p text:style-name="P1">Data Pelanggan</text:p>
          <text:p text:style-name="P1">Data penjualan</text:p>
          <text:p text:style-name="P1">Data Barang</text:p>
          <text:p text:style-name="P1">Data Pasokan</text:p>
          <text:p text:style-name="P1">Data Supli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09:26:52.682224911</meta:creation-date>
    <dc:date>2018-10-12T11:30:19.873386432</dc:date>
    <meta:editing-duration>PT2H3M29S</meta:editing-duration>
    <meta:editing-cycles>7</meta:editing-cycles>
    <meta:generator>LibreOffice/6.1.2.1$Linux_X86_64 LibreOffice_project/10$Build-1</meta:generator>
    <meta:document-statistic meta:object-count="6"/>
  </office:meta>
</office:document-meta>
</file>